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export" table:style-name="ta1">
        <table:table-column table:style-name="co1" table:number-columns-repeated="4" table:default-cell-style-name="Default"/>
        <table:table-row table:style-name="ro1">
          <table:table-cell table:formula="of:=[calc.D1]" office:value-type="float" office:value="8676.60000000001" calcext:value-type="float">
            <text:p>8676.6</text:p>
          </table:table-cell>
          <table:table-cell table:formula="of:=[calc.E1]" office:value-type="float" office:value="14" calcext:value-type="float">
            <text:p>14</text:p>
          </table:table-cell>
          <table:table-cell table:formula="of:=[calc.$B$32]" office:value-type="float" office:value="1333.2" calcext:value-type="float">
            <text:p>1333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calc.D2]" office:value-type="float" office:value="11343" calcext:value-type="float">
            <text:p>11343</text:p>
          </table:table-cell>
          <table:table-cell table:formula="of:=[calc.E2]" office:value-type="float" office:value="45" calcext:value-type="float">
            <text:p>45</text:p>
          </table:table-cell>
          <table:table-cell table:formula="of:=[calc.$B$32]" office:value-type="float" office:value="1333.2" calcext:value-type="float">
            <text:p>1333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calc.D3]" office:value-type="float" office:value="14676" calcext:value-type="float">
            <text:p>14676</text:p>
          </table:table-cell>
          <table:table-cell table:formula="of:=[calc.E3]" office:value-type="float" office:value="92" calcext:value-type="float">
            <text:p>92</text:p>
          </table:table-cell>
          <table:table-cell table:formula="of:=[calc.$B$32]" office:value-type="float" office:value="1333.2" calcext:value-type="float">
            <text:p>1333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calc.D4]" office:value-type="float" office:value="18009" calcext:value-type="float">
            <text:p>18009</text:p>
          </table:table-cell>
          <table:table-cell table:formula="of:=[calc.E4]" office:value-type="float" office:value="132" calcext:value-type="float">
            <text:p>132</text:p>
          </table:table-cell>
          <table:table-cell table:formula="of:=[calc.$B$32]" office:value-type="float" office:value="1333.2" calcext:value-type="float">
            <text:p>1333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calc.D5]" office:value-type="float" office:value="21342" calcext:value-type="float">
            <text:p>21342</text:p>
          </table:table-cell>
          <table:table-cell table:formula="of:=[calc.E5]" office:value-type="float" office:value="175" calcext:value-type="float">
            <text:p>175</text:p>
          </table:table-cell>
          <table:table-cell table:formula="of:=[calc.$B$32]" office:value-type="float" office:value="1333.2" calcext:value-type="float">
            <text:p>1333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calc.D6]" office:value-type="float" office:value="24675" calcext:value-type="float">
            <text:p>24675</text:p>
          </table:table-cell>
          <table:table-cell table:formula="of:=[calc.E6]" office:value-type="float" office:value="224" calcext:value-type="float">
            <text:p>224</text:p>
          </table:table-cell>
          <table:table-cell table:formula="of:=[calc.$B$32]" office:value-type="float" office:value="1333.2" calcext:value-type="float">
            <text:p>1333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calc.D7]" office:value-type="float" office:value="28008" calcext:value-type="float">
            <text:p>28008</text:p>
          </table:table-cell>
          <table:table-cell table:formula="of:=[calc.E7]" office:value-type="float" office:value="262" calcext:value-type="float">
            <text:p>262</text:p>
          </table:table-cell>
          <table:table-cell table:formula="of:=[calc.$B$32]" office:value-type="float" office:value="1333.2" calcext:value-type="float">
            <text:p>1333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calc.D8]" office:value-type="float" office:value="31341" calcext:value-type="float">
            <text:p>31341</text:p>
          </table:table-cell>
          <table:table-cell table:formula="of:=[calc.E8]" office:value-type="float" office:value="309" calcext:value-type="float">
            <text:p>309</text:p>
          </table:table-cell>
          <table:table-cell table:formula="of:=[calc.$B$32]" office:value-type="float" office:value="1333.2" calcext:value-type="float">
            <text:p>1333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calc.D9]" office:value-type="float" office:value="34674" calcext:value-type="float">
            <text:p>34674</text:p>
          </table:table-cell>
          <table:table-cell table:formula="of:=[calc.E9]" office:value-type="float" office:value="356" calcext:value-type="float">
            <text:p>356</text:p>
          </table:table-cell>
          <table:table-cell table:formula="of:=[calc.$B$32]" office:value-type="float" office:value="1333.2" calcext:value-type="float">
            <text:p>1333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calc.D10]" office:value-type="float" office:value="38007" calcext:value-type="float">
            <text:p>38007</text:p>
          </table:table-cell>
          <table:table-cell table:formula="of:=[calc.E10]" office:value-type="float" office:value="402" calcext:value-type="float">
            <text:p>402</text:p>
          </table:table-cell>
          <table:table-cell table:formula="of:=[calc.$B$32]" office:value-type="float" office:value="1333.2" calcext:value-type="float">
            <text:p>1333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calc.D11]" office:value-type="float" office:value="41340" calcext:value-type="float">
            <text:p>41340</text:p>
          </table:table-cell>
          <table:table-cell table:formula="of:=[calc.E11]" office:value-type="float" office:value="449" calcext:value-type="float">
            <text:p>449</text:p>
          </table:table-cell>
          <table:table-cell table:formula="of:=[calc.$B$32]" office:value-type="float" office:value="1333.2" calcext:value-type="float">
            <text:p>1333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calc.D12]" office:value-type="float" office:value="44673" calcext:value-type="float">
            <text:p>44673</text:p>
          </table:table-cell>
          <table:table-cell table:formula="of:=[calc.E12]" office:value-type="float" office:value="509" calcext:value-type="float">
            <text:p>509</text:p>
          </table:table-cell>
          <table:table-cell table:formula="of:=[calc.$B$32]" office:value-type="float" office:value="1333.2" calcext:value-type="float">
            <text:p>1333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calc.D13]" office:value-type="float" office:value="48006" calcext:value-type="float">
            <text:p>48006</text:p>
          </table:table-cell>
          <table:table-cell table:formula="of:=[calc.E13]" office:value-type="float" office:value="559" calcext:value-type="float">
            <text:p>559</text:p>
          </table:table-cell>
          <table:table-cell table:formula="of:=[calc.$B$32]" office:value-type="float" office:value="1333.2" calcext:value-type="float">
            <text:p>1333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calc.D14]" office:value-type="float" office:value="51339" calcext:value-type="float">
            <text:p>51339</text:p>
          </table:table-cell>
          <table:table-cell table:formula="of:=[calc.E14]" office:value-type="float" office:value="602" calcext:value-type="float">
            <text:p>602</text:p>
          </table:table-cell>
          <table:table-cell table:formula="of:=[calc.$B$32]" office:value-type="float" office:value="1333.2" calcext:value-type="float">
            <text:p>1333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calc.D15]" office:value-type="float" office:value="54672" calcext:value-type="float">
            <text:p>54672</text:p>
          </table:table-cell>
          <table:table-cell table:formula="of:=[calc.E15]" office:value-type="float" office:value="664" calcext:value-type="float">
            <text:p>664</text:p>
          </table:table-cell>
          <table:table-cell table:formula="of:=[calc.$B$32]" office:value-type="float" office:value="1333.2" calcext:value-type="float">
            <text:p>1333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calc.D16]" office:value-type="float" office:value="58005" calcext:value-type="float">
            <text:p>58005</text:p>
          </table:table-cell>
          <table:table-cell table:formula="of:=[calc.E16]" office:value-type="float" office:value="709" calcext:value-type="float">
            <text:p>709</text:p>
          </table:table-cell>
          <table:table-cell table:formula="of:=[calc.$B$32]" office:value-type="float" office:value="1333.2" calcext:value-type="float">
            <text:p>1333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calc.D17]" office:value-type="float" office:value="61338" calcext:value-type="float">
            <text:p>61338</text:p>
          </table:table-cell>
          <table:table-cell table:formula="of:=[calc.E17]" office:value-type="float" office:value="777" calcext:value-type="float">
            <text:p>777</text:p>
          </table:table-cell>
          <table:table-cell table:formula="of:=[calc.$B$32]" office:value-type="float" office:value="1333.2" calcext:value-type="float">
            <text:p>1333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calc.D18]" office:value-type="float" office:value="64671" calcext:value-type="float">
            <text:p>64671</text:p>
          </table:table-cell>
          <table:table-cell table:formula="of:=[calc.E18]" office:value-type="float" office:value="833" calcext:value-type="float">
            <text:p>833</text:p>
          </table:table-cell>
          <table:table-cell table:formula="of:=[calc.$B$32]" office:value-type="float" office:value="1333.2" calcext:value-type="float">
            <text:p>1333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calc.D19]" office:value-type="float" office:value="68004" calcext:value-type="float">
            <text:p>68004</text:p>
          </table:table-cell>
          <table:table-cell table:formula="of:=[calc.E19]" office:value-type="float" office:value="889" calcext:value-type="float">
            <text:p>889</text:p>
          </table:table-cell>
          <table:table-cell table:formula="of:=[calc.$B$32]" office:value-type="float" office:value="1333.2" calcext:value-type="float">
            <text:p>1333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calc.D20]" office:value-type="float" office:value="71337" calcext:value-type="float">
            <text:p>71337</text:p>
          </table:table-cell>
          <table:table-cell table:formula="of:=[calc.E20]" office:value-type="float" office:value="941" calcext:value-type="float">
            <text:p>941</text:p>
          </table:table-cell>
          <table:table-cell table:formula="of:=[calc.$B$32]" office:value-type="float" office:value="1333.2" calcext:value-type="float">
            <text:p>1333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calc.D21]" office:value-type="float" office:value="74670" calcext:value-type="float">
            <text:p>74670</text:p>
          </table:table-cell>
          <table:table-cell table:formula="of:=[calc.E21]" office:value-type="float" office:value="989" calcext:value-type="float">
            <text:p>989</text:p>
          </table:table-cell>
          <table:table-cell table:formula="of:=[calc.$B$32]" office:value-type="float" office:value="1333.2" calcext:value-type="float">
            <text:p>1333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calc.D22]" office:value-type="float" office:value="78003" calcext:value-type="float">
            <text:p>78003</text:p>
          </table:table-cell>
          <table:table-cell table:formula="of:=[calc.E22]" office:value-type="float" office:value="1029" calcext:value-type="float">
            <text:p>1029</text:p>
          </table:table-cell>
          <table:table-cell table:formula="of:=[calc.$B$32]" office:value-type="float" office:value="1333.2" calcext:value-type="float">
            <text:p>1333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calc.D23]" office:value-type="float" office:value="81336" calcext:value-type="float">
            <text:p>81336</text:p>
          </table:table-cell>
          <table:table-cell table:formula="of:=[calc.E23]" office:value-type="float" office:value="1049" calcext:value-type="float">
            <text:p>1049</text:p>
          </table:table-cell>
          <table:table-cell table:formula="of:=[calc.$B$32]" office:value-type="float" office:value="1333.2" calcext:value-type="float">
            <text:p>1333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calc.D24]" office:value-type="float" office:value="84669" calcext:value-type="float">
            <text:p>84669</text:p>
          </table:table-cell>
          <table:table-cell table:formula="of:=[calc.E24]" office:value-type="float" office:value="1054" calcext:value-type="float">
            <text:p>1054</text:p>
          </table:table-cell>
          <table:table-cell table:formula="of:=[calc.$B$32]" office:value-type="float" office:value="1333.2" calcext:value-type="float">
            <text:p>1333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calc.D25]" office:value-type="float" office:value="88002" calcext:value-type="float">
            <text:p>88002</text:p>
          </table:table-cell>
          <table:table-cell table:formula="of:=[calc.E25]" office:value-type="float" office:value="1049" calcext:value-type="float">
            <text:p>1049</text:p>
          </table:table-cell>
          <table:table-cell table:formula="of:=[calc.$B$32]" office:value-type="float" office:value="1333.2" calcext:value-type="float">
            <text:p>1333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calc.D26]" office:value-type="float" office:value="91335" calcext:value-type="float">
            <text:p>91335</text:p>
          </table:table-cell>
          <table:table-cell table:formula="of:=[calc.E26]" office:value-type="float" office:value="1049" calcext:value-type="float">
            <text:p>1049</text:p>
          </table:table-cell>
          <table:table-cell table:formula="of:=[calc.$B$32]" office:value-type="float" office:value="1333.2" calcext:value-type="float">
            <text:p>1333.2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2"/>
        </table:table-row>
      </table:table>
      <table:table table:name="calc" table:style-name="ta1">
        <table:shapes>
          <draw:frame draw:z-index="0" draw:style-name="gr1" draw:text-style-name="P1" svg:width="15.999cm" svg:height="8.999cm" svg:x="22.734cm" svg:y="0.604cm">
            <draw:object draw:notify-on-update-of-ranges="calc.D1:calc.D26 calc.B1:calc.B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5" calcext:value-type="float">
            <text:p>15</text:p>
          </table:table-cell>
          <table:table-cell table:formula="of:=[.A1]*[.$B$31]" office:value-type="float" office:value="99323.4" calcext:value-type="float">
            <text:p>99323.4</text:p>
          </table:table-cell>
          <table:table-cell table:formula="of:=[.$B$33]-[.C1]" office:value-type="float" office:value="8676.60000000001" calcext:value-type="float">
            <text:p>8676.6</text:p>
          </table:table-cell>
          <table:table-cell table:formula="of:=[.B1]-[.$B$3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6" calcext:value-type="float">
            <text:p>46</text:p>
          </table:table-cell>
          <table:table-cell table:formula="of:=[.A2]*[.$B$31]" office:value-type="float" office:value="96657" calcext:value-type="float">
            <text:p>96657</text:p>
          </table:table-cell>
          <table:table-cell table:formula="of:=[.$B$33]-[.C2]" office:value-type="float" office:value="11343" calcext:value-type="float">
            <text:p>11343</text:p>
          </table:table-cell>
          <table:table-cell table:formula="of:=[.B2]-[.$B$34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3" calcext:value-type="float">
            <text:p>93</text:p>
          </table:table-cell>
          <table:table-cell table:formula="of:=[.A3]*[.$B$31]" office:value-type="float" office:value="93324" calcext:value-type="float">
            <text:p>93324</text:p>
          </table:table-cell>
          <table:table-cell table:formula="of:=[.$B$33]-[.C3]" office:value-type="float" office:value="14676" calcext:value-type="float">
            <text:p>14676</text:p>
          </table:table-cell>
          <table:table-cell table:formula="of:=[.B3]-[.$B$34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33" calcext:value-type="float">
            <text:p>133</text:p>
          </table:table-cell>
          <table:table-cell table:formula="of:=[.A4]*[.$B$31]" office:value-type="float" office:value="89991" calcext:value-type="float">
            <text:p>89991</text:p>
          </table:table-cell>
          <table:table-cell table:formula="of:=[.$B$33]-[.C4]" office:value-type="float" office:value="18009" calcext:value-type="float">
            <text:p>18009</text:p>
          </table:table-cell>
          <table:table-cell table:formula="of:=[.B4]-[.$B$34]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76" calcext:value-type="float">
            <text:p>176</text:p>
          </table:table-cell>
          <table:table-cell table:formula="of:=[.A5]*[.$B$31]" office:value-type="float" office:value="86658" calcext:value-type="float">
            <text:p>86658</text:p>
          </table:table-cell>
          <table:table-cell table:formula="of:=[.$B$33]-[.C5]" office:value-type="float" office:value="21342" calcext:value-type="float">
            <text:p>21342</text:p>
          </table:table-cell>
          <table:table-cell table:formula="of:=[.B5]-[.$B$34]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25" calcext:value-type="float">
            <text:p>225</text:p>
          </table:table-cell>
          <table:table-cell table:formula="of:=[.A6]*[.$B$31]" office:value-type="float" office:value="83325" calcext:value-type="float">
            <text:p>83325</text:p>
          </table:table-cell>
          <table:table-cell table:formula="of:=[.$B$33]-[.C6]" office:value-type="float" office:value="24675" calcext:value-type="float">
            <text:p>24675</text:p>
          </table:table-cell>
          <table:table-cell table:formula="of:=[.B6]-[.$B$34]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63" calcext:value-type="float">
            <text:p>263</text:p>
          </table:table-cell>
          <table:table-cell table:formula="of:=[.A7]*[.$B$31]" office:value-type="float" office:value="79992" calcext:value-type="float">
            <text:p>79992</text:p>
          </table:table-cell>
          <table:table-cell table:formula="of:=[.$B$33]-[.C7]" office:value-type="float" office:value="28008" calcext:value-type="float">
            <text:p>28008</text:p>
          </table:table-cell>
          <table:table-cell table:formula="of:=[.B7]-[.$B$34]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10" calcext:value-type="float">
            <text:p>310</text:p>
          </table:table-cell>
          <table:table-cell table:formula="of:=[.A8]*[.$B$31]" office:value-type="float" office:value="76659" calcext:value-type="float">
            <text:p>76659</text:p>
          </table:table-cell>
          <table:table-cell table:formula="of:=[.$B$33]-[.C8]" office:value-type="float" office:value="31341" calcext:value-type="float">
            <text:p>31341</text:p>
          </table:table-cell>
          <table:table-cell table:formula="of:=[.B8]-[.$B$34]"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57" calcext:value-type="float">
            <text:p>357</text:p>
          </table:table-cell>
          <table:table-cell table:formula="of:=[.A9]*[.$B$31]" office:value-type="float" office:value="73326" calcext:value-type="float">
            <text:p>73326</text:p>
          </table:table-cell>
          <table:table-cell table:formula="of:=[.$B$33]-[.C9]" office:value-type="float" office:value="34674" calcext:value-type="float">
            <text:p>34674</text:p>
          </table:table-cell>
          <table:table-cell table:formula="of:=[.B9]-[.$B$34]"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03" calcext:value-type="float">
            <text:p>403</text:p>
          </table:table-cell>
          <table:table-cell table:formula="of:=[.A10]*[.$B$31]" office:value-type="float" office:value="69993" calcext:value-type="float">
            <text:p>69993</text:p>
          </table:table-cell>
          <table:table-cell table:formula="of:=[.$B$33]-[.C10]" office:value-type="float" office:value="38007" calcext:value-type="float">
            <text:p>38007</text:p>
          </table:table-cell>
          <table:table-cell table:formula="of:=[.B10]-[.$B$34]"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50" calcext:value-type="float">
            <text:p>450</text:p>
          </table:table-cell>
          <table:table-cell table:formula="of:=[.A11]*[.$B$31]" office:value-type="float" office:value="66660" calcext:value-type="float">
            <text:p>66660</text:p>
          </table:table-cell>
          <table:table-cell table:formula="of:=[.$B$33]-[.C11]" office:value-type="float" office:value="41340" calcext:value-type="float">
            <text:p>41340</text:p>
          </table:table-cell>
          <table:table-cell table:formula="of:=[.B11]-[.$B$34]"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10" calcext:value-type="float">
            <text:p>510</text:p>
          </table:table-cell>
          <table:table-cell table:formula="of:=[.A12]*[.$B$31]" office:value-type="float" office:value="63327" calcext:value-type="float">
            <text:p>63327</text:p>
          </table:table-cell>
          <table:table-cell table:formula="of:=[.$B$33]-[.C12]" office:value-type="float" office:value="44673" calcext:value-type="float">
            <text:p>44673</text:p>
          </table:table-cell>
          <table:table-cell table:formula="of:=[.B12]-[.$B$34]"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60" calcext:value-type="float">
            <text:p>560</text:p>
          </table:table-cell>
          <table:table-cell table:formula="of:=[.A13]*[.$B$31]" office:value-type="float" office:value="59994" calcext:value-type="float">
            <text:p>59994</text:p>
          </table:table-cell>
          <table:table-cell table:formula="of:=[.$B$33]-[.C13]" office:value-type="float" office:value="48006" calcext:value-type="float">
            <text:p>48006</text:p>
          </table:table-cell>
          <table:table-cell table:formula="of:=[.B13]-[.$B$34]"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03" calcext:value-type="float">
            <text:p>603</text:p>
          </table:table-cell>
          <table:table-cell table:formula="of:=[.A14]*[.$B$31]" office:value-type="float" office:value="56661" calcext:value-type="float">
            <text:p>56661</text:p>
          </table:table-cell>
          <table:table-cell table:formula="of:=[.$B$33]-[.C14]" office:value-type="float" office:value="51339" calcext:value-type="float">
            <text:p>51339</text:p>
          </table:table-cell>
          <table:table-cell table:formula="of:=[.B14]-[.$B$34]"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65" calcext:value-type="float">
            <text:p>665</text:p>
          </table:table-cell>
          <table:table-cell table:formula="of:=[.A15]*[.$B$31]" office:value-type="float" office:value="53328" calcext:value-type="float">
            <text:p>53328</text:p>
          </table:table-cell>
          <table:table-cell table:formula="of:=[.$B$33]-[.C15]" office:value-type="float" office:value="54672" calcext:value-type="float">
            <text:p>54672</text:p>
          </table:table-cell>
          <table:table-cell table:formula="of:=[.B15]-[.$B$34]"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10" calcext:value-type="float">
            <text:p>710</text:p>
          </table:table-cell>
          <table:table-cell table:formula="of:=[.A16]*[.$B$31]" office:value-type="float" office:value="49995" calcext:value-type="float">
            <text:p>49995</text:p>
          </table:table-cell>
          <table:table-cell table:formula="of:=[.$B$33]-[.C16]" office:value-type="float" office:value="58005" calcext:value-type="float">
            <text:p>58005</text:p>
          </table:table-cell>
          <table:table-cell table:formula="of:=[.B16]-[.$B$34]"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78" calcext:value-type="float">
            <text:p>778</text:p>
          </table:table-cell>
          <table:table-cell table:formula="of:=[.A17]*[.$B$31]" office:value-type="float" office:value="46662" calcext:value-type="float">
            <text:p>46662</text:p>
          </table:table-cell>
          <table:table-cell table:formula="of:=[.$B$33]-[.C17]" office:value-type="float" office:value="61338" calcext:value-type="float">
            <text:p>61338</text:p>
          </table:table-cell>
          <table:table-cell table:formula="of:=[.B17]-[.$B$34]"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34" calcext:value-type="float">
            <text:p>834</text:p>
          </table:table-cell>
          <table:table-cell table:formula="of:=[.A18]*[.$B$31]" office:value-type="float" office:value="43329" calcext:value-type="float">
            <text:p>43329</text:p>
          </table:table-cell>
          <table:table-cell table:formula="of:=[.$B$33]-[.C18]" office:value-type="float" office:value="64671" calcext:value-type="float">
            <text:p>64671</text:p>
          </table:table-cell>
          <table:table-cell table:formula="of:=[.B18]-[.$B$34]"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90" calcext:value-type="float">
            <text:p>890</text:p>
          </table:table-cell>
          <table:table-cell table:formula="of:=[.A19]*[.$B$31]" office:value-type="float" office:value="39996" calcext:value-type="float">
            <text:p>39996</text:p>
          </table:table-cell>
          <table:table-cell table:formula="of:=[.$B$33]-[.C19]" office:value-type="float" office:value="68004" calcext:value-type="float">
            <text:p>68004</text:p>
          </table:table-cell>
          <table:table-cell table:formula="of:=[.B19]-[.$B$34]"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942" calcext:value-type="float">
            <text:p>942</text:p>
          </table:table-cell>
          <table:table-cell table:formula="of:=[.A20]*[.$B$31]" office:value-type="float" office:value="36663" calcext:value-type="float">
            <text:p>36663</text:p>
          </table:table-cell>
          <table:table-cell table:formula="of:=[.$B$33]-[.C20]" office:value-type="float" office:value="71337" calcext:value-type="float">
            <text:p>71337</text:p>
          </table:table-cell>
          <table:table-cell table:formula="of:=[.B20]-[.$B$34]"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90" calcext:value-type="float">
            <text:p>990</text:p>
          </table:table-cell>
          <table:table-cell table:formula="of:=[.A21]*[.$B$31]" office:value-type="float" office:value="33330" calcext:value-type="float">
            <text:p>33330</text:p>
          </table:table-cell>
          <table:table-cell table:formula="of:=[.$B$33]-[.C21]" office:value-type="float" office:value="74670" calcext:value-type="float">
            <text:p>74670</text:p>
          </table:table-cell>
          <table:table-cell table:formula="of:=[.B21]-[.$B$34]"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30" calcext:value-type="float">
            <text:p>1030</text:p>
          </table:table-cell>
          <table:table-cell table:formula="of:=[.A22]*[.$B$31]" office:value-type="float" office:value="29997" calcext:value-type="float">
            <text:p>29997</text:p>
          </table:table-cell>
          <table:table-cell table:formula="of:=[.$B$33]-[.C22]" office:value-type="float" office:value="78003" calcext:value-type="float">
            <text:p>78003</text:p>
          </table:table-cell>
          <table:table-cell table:formula="of:=[.B22]-[.$B$34]"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50" calcext:value-type="float">
            <text:p>1050</text:p>
          </table:table-cell>
          <table:table-cell table:formula="of:=[.A23]*[.$B$31]" office:value-type="float" office:value="26664" calcext:value-type="float">
            <text:p>26664</text:p>
          </table:table-cell>
          <table:table-cell table:formula="of:=[.$B$33]-[.C23]" office:value-type="float" office:value="81336" calcext:value-type="float">
            <text:p>81336</text:p>
          </table:table-cell>
          <table:table-cell table:formula="of:=[.B23]-[.$B$34]"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55" calcext:value-type="float">
            <text:p>1055</text:p>
          </table:table-cell>
          <table:table-cell table:formula="of:=[.A24]*[.$B$31]" office:value-type="float" office:value="23331" calcext:value-type="float">
            <text:p>23331</text:p>
          </table:table-cell>
          <table:table-cell table:formula="of:=[.$B$33]-[.C24]" office:value-type="float" office:value="84669" calcext:value-type="float">
            <text:p>84669</text:p>
          </table:table-cell>
          <table:table-cell table:formula="of:=[.B24]-[.$B$34]"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50" calcext:value-type="float">
            <text:p>1050</text:p>
          </table:table-cell>
          <table:table-cell table:formula="of:=[.A25]*[.$B$31]" office:value-type="float" office:value="19998" calcext:value-type="float">
            <text:p>19998</text:p>
          </table:table-cell>
          <table:table-cell table:formula="of:=[.$B$33]-[.C25]" office:value-type="float" office:value="88002" calcext:value-type="float">
            <text:p>88002</text:p>
          </table:table-cell>
          <table:table-cell table:formula="of:=[.B25]-[.$B$34]"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50" calcext:value-type="float">
            <text:p>1050</text:p>
          </table:table-cell>
          <table:table-cell table:formula="of:=[.A26]*[.$B$31]" office:value-type="float" office:value="16665" calcext:value-type="float">
            <text:p>16665</text:p>
          </table:table-cell>
          <table:table-cell table:formula="of:=[.$B$33]-[.C26]" office:value-type="float" office:value="91335" calcext:value-type="float">
            <text:p>91335</text:p>
          </table:table-cell>
          <table:table-cell table:formula="of:=[.B26]-[.$B$34]" office:value-type="float" office:value="1049" calcext:value-type="float">
            <text:p>104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lta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elta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-I0</text:p>
          </table:table-cell>
        </table:table-row>
        <table:table-row table:style-name="ro1">
          <table:table-cell office:value-type="string" calcext:value-type="string">
            <text:p>торр</text:p>
          </table:table-cell>
          <table:table-cell office:value-type="string" calcext:value-type="string">
            <text:p>pA</text:p>
          </table:table-cell>
          <table:table-cell table:number-columns-repeated="2" office:value-type="string" calcext:value-type="string">
            <text:p>Па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торр</text:p>
          </table:table-cell>
          <table:table-cell office:value-type="float" office:value="133.32" calcext:value-type="float">
            <text:p>133.32</text:p>
          </table:table-cell>
          <table:table-cell office:value-type="string" calcext:value-type="string">
            <text:p>П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maP</text:p>
          </table:table-cell>
          <table:table-cell table:formula="of:=10*[.$B$31]" office:value-type="float" office:value="1333.2" calcext:value-type="float">
            <text:p>1333.2</text:p>
          </table:table-cell>
          <table:table-cell office:value-type="string" calcext:value-type="string">
            <text:p>П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</text:p>
          </table:table-cell>
          <table:table-cell table:style-name="ce1" office:value-type="float" office:value="108000" calcext:value-type="float">
            <text:p>1.08E+005</text:p>
          </table:table-cell>
          <table:table-cell office:value-type="string" calcext:value-type="string">
            <text:p>П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7T14:50:27.694482650</meta:creation-date>
    <dc:date>2014-09-17T22:44:01.927010855</dc:date>
    <meta:editing-duration>PT7H47M23S</meta:editing-duration>
    <meta:editing-cycles>11</meta:editing-cycles>
    <meta:generator>LibreOffice/4.2.6.2$Linux_X86_64 LibreOffice_project/420m0$Build-2</meta:generator>
    <meta:document-statistic meta:table-count="2" meta:cell-count="2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3.737cm" svg:y="4.201cm" style:legend-expansion="high" chart:style-name="ch2"/>
        <chart:plot-area chart:style-name="ch3" table:cell-range-address="calc.D1:calc.D26 calc.B1:calc.B26" svg:x="0.77cm" svg:y="0.855cm" svg:width="12.327cm" svg:height="7.545cm">
          <chartooo:coordinate-region svg:x="1.762cm" svg:y="1.054cm" svg:width="10.778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lc.B1:calc.B26" chart:class="chart:scatter">
            <chart:domain table:cell-range-address="calc.D1:calc.D26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676.60000000001">
                <text:p>8676.60000000001</text:p>
                <draw:g>
                  <svg:desc>calc.D1:calc.D26</svg:desc>
                </draw:g>
              </table:table-cell>
              <table:table-cell office:value-type="float" office:value="15">
                <text:p>15</text:p>
                <draw:g>
                  <svg:desc>calc.B1:calc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343">
                <text:p>1134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676">
                <text:p>1467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09">
                <text:p>1800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342">
                <text:p>2134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675">
                <text:p>2467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08">
                <text:p>28008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341">
                <text:p>31341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674">
                <text:p>34674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007">
                <text:p>38007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340">
                <text:p>413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673">
                <text:p>4467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006">
                <text:p>48006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339">
                <text:p>51339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672">
                <text:p>54672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005">
                <text:p>58005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338">
                <text:p>61338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671">
                <text:p>64671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004">
                <text:p>68004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337">
                <text:p>71337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4670">
                <text:p>74670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8003">
                <text:p>78003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1336">
                <text:p>81336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4669">
                <text:p>84669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002">
                <text:p>88002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1335">
                <text:p>91335</text:p>
              </table:table-cell>
              <table:table-cell office:value-type="float" office:value="1050">
                <text:p>10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